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0.813cm" table:align="left" style:writing-mode="lr-tb"/>
    </style:style>
    <style:style style:name="Table1.A" style:family="table-column">
      <style:table-column-properties style:column-width="4.868cm"/>
    </style:style>
    <style:style style:name="Table1.B" style:family="table-column">
      <style:table-column-properties style:column-width="5.944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Text_20_body">
      <style:text-properties officeooo:rsid="001dcb35" officeooo:paragraph-rsid="001dcb35"/>
    </style:style>
    <style:style style:name="P2" style:family="paragraph" style:parent-style-name="Standard">
      <style:text-properties officeooo:rsid="001dcb35" officeooo:paragraph-rsid="001dcb35"/>
    </style:style>
    <style:style style:name="P3" style:family="paragraph" style:parent-style-name="Standard">
      <style:text-properties fo:font-weight="bold" officeooo:paragraph-rsid="001dcb35" style:font-weight-asian="bold"/>
    </style:style>
    <style:style style:name="P4" style:family="paragraph" style:parent-style-name="Standard">
      <style:text-properties officeooo:paragraph-rsid="001dcb35"/>
    </style:style>
    <style:style style:name="P5" style:family="paragraph" style:parent-style-name="Title">
      <style:text-properties officeooo:rsid="001dcb35" officeooo:paragraph-rsid="001dcb35"/>
    </style:style>
    <style:style style:name="P6" style:family="paragraph" style:parent-style-name="Subtitle">
      <style:text-properties officeooo:rsid="001dcb35" officeooo:paragraph-rsid="001dcb3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Groupe numéro 5 : Florian Korsakissok</text:p>
      <text:p text:style-name="P5">Rapport TP1</text:p>
      <text:p text:style-name="P6">Covering Arrays</text:p>
      <text:p text:style-name="P1"/>
      <text:p text:style-name="P1">Coefficient obtenu avec dfmax : 5,40.</text:p>
      <text:p text:style-name="P1">Coefficient multiplicateur pour les résultats des tests : 8,60 / 5,40 = 1.5926</text:p>
      <text:p text:style-name="P1"/>
      <text:p text:style-name="P1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">Système d’exploitation</text:p>
          </table:table-cell>
          <table:table-cell table:style-name="Table1.B1" office:value-type="string">
            <text:p text:style-name="P2">Ubuntu 13.10 64 bits</text:p>
          </table:table-cell>
        </table:table-row>
        <table:table-row table:style-name="Table1.1">
          <table:table-cell table:style-name="Table1.A1" office:value-type="string">
            <text:p text:style-name="P3">Mémoire vive</text:p>
          </table:table-cell>
          <table:table-cell table:style-name="Table1.B1" office:value-type="string">
            <text:p text:style-name="P2">7.7 GiB</text:p>
          </table:table-cell>
        </table:table-row>
        <table:table-row table:style-name="Table1.1">
          <table:table-cell table:style-name="Table1.A1" office:value-type="string">
            <text:p text:style-name="P3">Processeur</text:p>
          </table:table-cell>
          <table:table-cell table:style-name="Table1.B1" office:value-type="string">
            <text:p text:style-name="P2">Intel® Core™ i7-3610QM CPU @ 2.30GHz × 8 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ojo </meta:initial-creator>
    <meta:creation-date>2014-01-24T10:41:42.041464428</meta:creation-date>
    <dc:date>2014-01-24T12:37:06.836290628</dc:date>
    <dc:creator>Bojo </dc:creator>
    <meta:editing-duration>PT1H40M14S</meta:editing-duration>
    <meta:editing-cycles>1</meta:editing-cycles>
    <meta:document-statistic meta:table-count="1" meta:image-count="0" meta:object-count="0" meta:page-count="1" meta:paragraph-count="11" meta:word-count="48" meta:character-count="290" meta:non-whitespace-character-count="252"/>
    <meta:generator>LibreOffice/4.1.3.2$Linux_X86_64 LibreOffice_project/410m0$Build-2</meta:generator>
  </office:meta>
</office:document-meta>
</file>